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252c" officeooo:paragraph-rsid="0015252c"/>
    </style:style>
    <style:style style:name="P2" style:family="paragraph" style:parent-style-name="Title">
      <style:text-properties fo:font-size="18pt" officeooo:rsid="0015252c" officeooo:paragraph-rsid="0015252c" style:font-size-asian="18pt" style:font-size-complex="18pt"/>
    </style:style>
    <style:style style:name="P3" style:family="paragraph" style:parent-style-name="Heading_20_2">
      <style:text-properties officeooo:rsid="0015252c" officeooo:paragraph-rsid="0015252c"/>
    </style:style>
    <style:style style:name="P4" style:family="paragraph" style:parent-style-name="Text_20_body">
      <style:text-properties officeooo:rsid="0015252c" officeooo:paragraph-rsid="0019576e"/>
    </style:style>
    <style:style style:name="T1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2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officeooo:rsid="0016c429"/>
    </style:style>
    <style:style style:name="T4" style:family="text">
      <style:text-properties officeooo:rsid="00189cd8"/>
    </style:style>
    <style:style style:name="T5" style:family="text">
      <style:text-properties officeooo:rsid="0019576e"/>
    </style:style>
    <style:style style:name="T6" style:family="text">
      <style:text-properties officeooo:rsid="001b9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José Budal da Silva</text:p>
      <text:p text:style-name="P1">Profº Gilmário Barbosa</text:p>
      <text:p text:style-name="P1"/>
      <text:p text:style-name="P2">Relat<text:span text:style-name="T1">ório da Tarefa 2: </text:span>Implementaç<text:span text:style-name="T1">ão do Operador Gradiente<text:line-break/></text:span></text:p>
      <text:h text:style-name="P3" text:outline-level="2">Relat<text:span text:style-name="T2">ório da Parte 1:</text:span></text:h>
      <text:p text:style-name="Text_20_body">No código temos três operadores distintos: Prewitt, Sobel e Scharr. Cada um deles vem com duas máscaras: uma para a direção x (horizontal) e outra para a direção y (vertical). Ao aplicar uma máscara específica à imagem através da convolução, nós conseguimos extrair as variações de intensidade naquela direção específica. No OpenCV, a função filter2D é utilizada para essa operação de convolução. Após a aplicação das duas máscaras, obtemos duas imagens derivadas: uma para a direção x e outra para a direção y. Estas são referenciadas como g_x e g_y no código. A magnitude do vetor gradiente é obtida pela raiz quadrada da soma dos quadrados destas duas imagens derivadas. Por outro lado, a direção da borda em cada ponto é obtida utilizando a função arco tangente de g_y/g_x, que nos dá o ângulo em que a borda está apontando.</text:p>
      <text:p text:style-name="P4">Nos resultados, as imagens exportadas com direção e magnitude possuem resultados bem semelhantes dependendo da complexidade de diferenças de luminosidade e cores da imagem, sendo as diferenças entre a aplicação das máscaras <text:span text:style-name="T4">não muito notáveis para a chessboard_inv.png e </text:span>mais visíveis para a<text:span text:style-name="T5">s</text:span> image<text:span text:style-name="T5">ns</text:span> Lua1_gray.jpg <text:span text:style-name="T5">e </text:span>img02.png.</text:p>
      <text:h text:style-name="P3" text:outline-level="2">Relat<text:span text:style-name="T2">ório da Parte 2:</text:span></text:h>
      <text:p text:style-name="Text_20_body">O código começa por definir intervalos, ou bins, que agruparão os ângulos das bordas. Estes intervalos estão definidos para variar de 0 a 180 graus, em segmentos de 20 graus. Isso significa que, por exemplo, todas as bordas que apontam em uma direção entre 0 e 20 graus serão contadas no primeiro bin, aquelas entre 20 e 40 graus no segundo bin, e assim por diante.</text:p>
      <text:p text:style-name="Text_20_body">Para o cálculo do histograma, além da direção, também é considerada a magnitude do vetor gradiente. Assim, direções que têm bordas mais "fortes" ou "intensas" terão mais peso. Isso é realizado pela função np.histogram, que leva em consideração tanto a direção (direction) quanto a magnitude (magnitude) no cálculo. Após o cálculo, os resultados são salvos em arquivos de texto. Cada arquivo contém a distribuição das direções das bordas para uma imagem específica e um operador específico. Isso permite uma análise aprofundada das características das bordas de diferentes imagens e a eficácia de diferentes operadores na detecção dessas bordas.</text:p>
      <text:p text:style-name="Text_20_body"><text:span text:style-name="T3">Levando em consideração os resultados dos histogramas: </text:span>a imagem chessboard_inv.png, não parece haver uma diferença significativa na capacidade descritiva entre os três operadores. <text:span text:style-name="T6">Já p</text:span>ara as imagens img02.jpg e Lua1_gray.jpg, a escolha do operador pode influenciar significativamente na descrição das direções das bord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21:58.370377965</meta:creation-date>
    <dc:date>2023-10-22T23:36:48.674060795</dc:date>
    <meta:editing-duration>PT13M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18" meta:character-count="2634" meta:non-whitespace-character-count="2225"/>
  </office:meta>
</office:document-meta>
</file>